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NimbusRoman1" svg:font-family="NimbusRoman" style:font-pitch="variable"/>
    <style:font-face style:name="OpenSymbol1" svg:font-family="OpenSymbol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70%" draw:stroke-linejoin="miter" svg:stroke-linecap="butt" draw:fill="solid" draw:fill-color="#b0c4de" draw:opacity="7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4682b4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2.4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b0c4de" draw:opacity="70%"/>
    </style:style>
    <style:style style:name="gr9" style:family="graphic" style:parent-style-name="standard">
      <style:graphic-properties draw:stroke="solid" svg:stroke-width="0.035cm" svg:stroke-color="#000000" svg:stroke-opacity="7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6.2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8.5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3.7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12.469cm" fo:padding-top="0cm" fo:padding-bottom="0cm" fo:padding-left="0cm" fo:padding-right="0cm"/>
      <style:paragraph-properties style:writing-mode="lr-tb"/>
    </style:style>
    <style:style style:name="gr14" style:family="graphic" style:parent-style-name="objectwithoutfill">
      <style:graphic-properties draw:stroke="dash" draw:stroke-dash="Fine_20_Dotted" svg:stroke-width="0.106cm" svg:stroke-color="#000000" draw:marker-start-width="0.357cm" draw:marker-end-width="0.357cm" draw:fill="solid" draw:textarea-horizontal-align="center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4.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026cm" fo:min-width="9.0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1.05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1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0.99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3.21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47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34cm" fo:padding-top="0cm" fo:padding-bottom="0cm" fo:padding-left="0cm" fo:padding-right="0cm"/>
      <style:paragraph-properties style:writing-mode="lr-tb"/>
    </style:style>
    <style:style style:name="gr26" style:family="graphic" style:parent-style-name="objectwithoutfill">
      <style:graphic-properties svg:stroke-width="0.064cm" svg:stroke-color="#000000" draw:marker-start-width="0.295cm" draw:marker-end-width="0.295cm" draw:fill="solid" draw:textarea-horizontal-align="center" draw:textarea-vertical-align="middle" fo:padding-top="0.031cm" fo:padding-bottom="0.031cm" fo:padding-left="0.031cm" fo:padding-right="0.031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45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0.64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0c4de" draw:opacity="70%"/>
    </style:style>
    <style:style style:name="P3" style:family="paragraph">
      <loext:graphic-properties draw:fill="solid" draw:fill-color="#4682b4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1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2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3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4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5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6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7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8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T1" style:family="text">
      <style:text-properties fo:color="#000000" style:font-name="TimesNewRoman" fo:font-size="40pt" style:font-size-asian="40pt" style:font-name-complex="TimesNewRoman" style:font-size-complex="40pt"/>
    </style:style>
    <style:style style:name="T2" style:family="text">
      <style:text-properties fo:color="#000000" style:font-name="TimesNewRoman" fo:font-size="60pt" style:font-size-asian="60pt" style:font-name-complex="TimesNewRoman" style:font-size-complex="60pt"/>
    </style:style>
    <style:style style:name="T3" style:family="text">
      <style:text-properties fo:color="#000000" style:font-name="TimesNewRoman" fo:font-size="45pt" fo:font-style="normal" style:text-underline-style="none" style:font-size-asian="45pt" style:font-style-asian="normal" style:font-name-complex="TimesNewRoman" style:font-size-complex="45pt" style:font-style-complex="normal"/>
    </style:style>
    <style:style style:name="T4" style:family="text">
      <style:text-properties fo:color="#000000" style:font-name="TimesNewRoman" fo:font-size="45pt" fo:font-style="normal" style:font-size-asian="45pt" style:font-style-asian="normal" style:font-name-complex="TimesNewRoman" style:font-size-complex="45pt" style:font-style-complex="normal"/>
    </style:style>
    <style:style style:name="T5" style:family="text">
      <style:text-properties fo:color="#000000" style:font-name="TimesNewRoman" fo:font-size="36pt" fo:font-style="normal" style:font-size-asian="36pt" style:font-style-asian="normal" style:font-name-complex="TimesNewRoman" style:font-size-complex="36pt" style:font-style-complex="normal"/>
    </style:style>
    <style:style style:name="T6" style:family="text">
      <style:text-properties fo:color="#000000" style:font-name="TimesNewRoman" fo:font-size="44pt" fo:font-style="normal" style:font-size-asian="44pt" style:font-style-asian="normal" style:font-name-complex="TimesNewRoman" style:font-size-complex="44pt" style:font-style-complex="normal"/>
    </style:style>
    <style:style style:name="T7" style:family="text">
      <style:text-properties fo:color="#000000" style:font-name="NimbusRoman" fo:font-size="44pt" fo:font-style="normal" style:font-size-asian="44pt" style:font-style-asian="normal" style:font-name-complex="NimbusRoman" style:font-size-complex="44pt" style:font-style-complex="normal"/>
    </style:style>
    <style:style style:name="T8" style:family="text">
      <style:text-properties fo:color="#000000" style:font-name="NimbusRoman" fo:font-size="46.7999992370605pt" fo:font-style="normal" style:font-size-asian="46.7999992370605pt" style:font-style-asian="normal" style:font-name-complex="NimbusRoman" style:font-size-complex="46.7999992370605pt" style:font-style-complex="normal"/>
    </style:style>
    <style:style style:name="T9" style:family="text">
      <style:text-properties fo:color="#000000" style:font-name="NimbusRoman" fo:font-size="40pt" fo:font-style="normal" style:font-size-asian="40pt" style:font-style-asian="normal" style:font-name-complex="NimbusRoman" style:font-size-complex="40pt" style:font-style-complex="normal"/>
    </style:style>
    <style:style style:name="T10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11" style:family="text">
      <style:text-properties fo:color="#000000" style:font-name="NimbusRoman" fo:font-size="48pt" fo:font-weight="bold" style:font-size-asian="46.7999992370605pt" style:font-weight-asian="bold" style:font-name-complex="NimbusRoman" style:font-size-complex="46.7999992370605pt" style:font-weight-complex="bold"/>
    </style:style>
    <style:style style:name="T12" style:family="text">
      <style:text-properties fo:color="#000000" style:font-name="NimbusRoman" fo:font-size="46.7999992370605pt" fo:font-weight="bold" style:font-size-asian="46.7999992370605pt" style:font-name-complex="NimbusRoman" style:font-size-complex="46.7999992370605pt"/>
    </style:style>
    <style:style style:name="T13" style:family="text">
      <style:text-properties fo:color="#000000" style:font-name="NimbusRoman" fo:font-size="28.1000003814697pt" fo:font-style="italic" style:font-size-asian="28.1000003814697pt" style:font-style-asian="italic" style:font-name-complex="NimbusRoman" style:font-size-complex="28.1000003814697pt" style:font-style-complex="italic"/>
    </style:style>
    <style:style style:name="T14" style:family="text">
      <style:text-properties fo:color="#000000" style:font-name="NimbusRoman" fo:font-size="46.7999992370605pt" fo:font-weight="bold" style:font-size-asian="46.7999992370605pt" style:font-weight-asian="bold" style:font-name-complex="NimbusRoman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382cm" svg:y="2.18cm" svg:viewBox="0 0 13695 17603" draw:points="0,17603 13695,17603 13695,0 0,0">
          <text:p/>
        </draw:polygon>
        <draw:polygon draw:style-name="gr2" draw:text-style-name="P2" draw:layer="layout" svg:width="0.814cm" svg:height="1.333cm" svg:x="25.382cm" svg:y="17.649cm" svg:viewBox="0 0 815 1334" draw:points="0,1334 815,1334 815,0 0,0">
          <text:p/>
        </draw:polygon>
        <draw:polygon draw:style-name="gr2" draw:text-style-name="P2" draw:layer="layout" svg:width="2.294cm" svg:height="1.333cm" svg:x="25.382cm" svg:y="14.315cm" svg:viewBox="0 0 2295 1334" draw:points="0,1334 2295,1334 2295,0 0,0">
          <text:p/>
        </draw:polygon>
        <draw:polygon draw:style-name="gr2" draw:text-style-name="P2" draw:layer="layout" svg:width="2.361cm" svg:height="1.334cm" svg:x="25.382cm" svg:y="10.981cm" svg:viewBox="0 0 2362 1335" draw:points="0,1335 2362,1335 2362,0 0,0">
          <text:p/>
        </draw:polygon>
        <draw:polygon draw:style-name="gr2" draw:text-style-name="P2" draw:layer="layout" svg:width="1.682cm" svg:height="1.334cm" svg:x="25.382cm" svg:y="7.647cm" svg:viewBox="0 0 1683 1335" draw:points="0,1335 1683,1335 1683,0 0,0">
          <text:p/>
        </draw:polygon>
        <draw:polygon draw:style-name="gr2" draw:text-style-name="P2" draw:layer="layout" svg:width="7.185cm" svg:height="1.333cm" svg:x="25.382cm" svg:y="4.314cm" svg:viewBox="0 0 7186 1334" draw:points="0,1334 7186,1334 7186,0 0,0">
          <text:p/>
        </draw:polygon>
        <draw:polygon draw:style-name="gr3" draw:text-style-name="P3" draw:layer="layout" svg:width="1.353cm" svg:height="1.334cm" svg:x="25.382cm" svg:y="16.315cm" svg:viewBox="0 0 1354 1335" draw:points="0,1335 1354,1335 1354,0 0,0">
          <text:p/>
        </draw:polygon>
        <draw:polygon draw:style-name="gr3" draw:text-style-name="P3" draw:layer="layout" svg:width="2.547cm" svg:height="1.334cm" svg:x="25.382cm" svg:y="12.981cm" svg:viewBox="0 0 2548 1335" draw:points="0,1335 2548,1335 2548,0 0,0">
          <text:p/>
        </draw:polygon>
        <draw:polygon draw:style-name="gr3" draw:text-style-name="P3" draw:layer="layout" svg:width="2.478cm" svg:height="1.333cm" svg:x="25.382cm" svg:y="9.648cm" svg:viewBox="0 0 2479 1334" draw:points="0,1334 2479,1334 2479,0 0,0">
          <text:p/>
        </draw:polygon>
        <draw:polygon draw:style-name="gr3" draw:text-style-name="P3" draw:layer="layout" svg:width="1.682cm" svg:height="1.333cm" svg:x="25.382cm" svg:y="6.314cm" svg:viewBox="0 0 1683 1334" draw:points="0,1334 1683,1334 1683,0 0,0">
          <text:p/>
        </draw:polygon>
        <draw:polygon draw:style-name="gr3" draw:text-style-name="P3" draw:layer="layout" svg:width="8.262cm" svg:height="1.334cm" svg:x="25.382cm" svg:y="2.98cm" svg:viewBox="0 0 8263 1335" draw:points="0,1335 8263,1335 8263,0 0,0">
          <text:p/>
        </draw:polygon>
        <draw:polygon draw:style-name="gr4" draw:text-style-name="P4" draw:layer="layout" svg:width="0cm" svg:height="0.123cm" svg:x="25.382cm" svg:y="19.782cm" svg:viewBox="0 0 0 124" draw:points="0,0 0,124">
          <text:p/>
        </draw:polygon>
        <draw:line draw:style-name="gr5" draw:text-style-name="P5" draw:layer="layout" svg:x1="25.382cm" svg:y1="19.782cm" svg:x2="25.382cm" svg:y2="19.906cm">
          <text:p/>
        </draw:line>
        <draw:polygon draw:style-name="gr4" draw:text-style-name="P4" draw:layer="layout" svg:width="0cm" svg:height="0.123cm" svg:x="28.805cm" svg:y="19.782cm" svg:viewBox="0 0 0 124" draw:points="0,0 0,124">
          <text:p/>
        </draw:polygon>
        <draw:line draw:style-name="gr5" draw:text-style-name="P5" draw:layer="layout" svg:x1="28.805cm" svg:y1="19.782cm" svg:x2="28.805cm" svg:y2="19.906cm">
          <text:p/>
        </draw:line>
        <draw:frame draw:style-name="gr6" draw:text-style-name="P7" draw:layer="layout" svg:width="2.474cm" svg:height="1.563cm" svg:x="24.148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32.229cm" svg:y="19.782cm" svg:viewBox="0 0 0 124" draw:points="0,0 0,124">
          <text:p/>
        </draw:polygon>
        <draw:line draw:style-name="gr5" draw:text-style-name="P5" draw:layer="layout" svg:x1="32.229cm" svg:y1="19.782cm" svg:x2="32.229cm" svg:y2="19.906cm">
          <text:p/>
        </draw:line>
        <draw:frame draw:style-name="gr6" draw:text-style-name="P7" draw:layer="layout" svg:width="2.474cm" svg:height="1.563cm" svg:x="27.571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35.652cm" svg:y="19.782cm" svg:viewBox="0 0 0 124" draw:points="0,0 0,124">
          <text:p/>
        </draw:polygon>
        <draw:line draw:style-name="gr5" draw:text-style-name="P5" draw:layer="layout" svg:x1="35.652cm" svg:y1="19.782cm" svg:x2="35.652cm" svg:y2="19.906cm">
          <text:p/>
        </draw:line>
        <draw:frame draw:style-name="gr6" draw:text-style-name="P7" draw:layer="layout" svg:width="2.474cm" svg:height="1.563cm" svg:x="30.995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39.076cm" svg:y="19.782cm" svg:viewBox="0 0 0 124" draw:points="0,0 0,124">
          <text:p/>
        </draw:polygon>
        <draw:line draw:style-name="gr5" draw:text-style-name="P5" draw:layer="layout" svg:x1="39.076cm" svg:y1="19.782cm" svg:x2="39.076cm" svg:y2="19.906cm">
          <text:p/>
        </draw:line>
        <draw:frame draw:style-name="gr6" draw:text-style-name="P7" draw:layer="layout" svg:width="2.474cm" svg:height="1.563cm" svg:x="34.418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25.258cm" svg:y="17.649cm" svg:viewBox="0 0 124 0" draw:points="124,0 0,0">
          <text:p/>
        </draw:polygon>
        <draw:line draw:style-name="gr5" draw:text-style-name="P5" draw:layer="layout" svg:x1="25.382cm" svg:y1="17.649cm" svg:x2="25.258cm" svg:y2="17.649cm">
          <text:p/>
        </draw:line>
        <draw:frame draw:style-name="gr6" draw:text-style-name="P7" draw:layer="layout" svg:width="2.474cm" svg:height="1.563cm" svg:x="37.841cm" svg:y="19.752cm">
          <draw:text-box>
            <text:p text:style-name="P6"><text:span text:style-name="T1">1.00</text:span></text:p>
          </draw:text-box>
        </draw:frame>
        <draw:polygon draw:style-name="gr4" draw:text-style-name="P4" draw:layer="layout" svg:width="0.123cm" svg:height="0cm" svg:x="25.258cm" svg:y="14.315cm" svg:viewBox="0 0 124 0" draw:points="124,0 0,0">
          <text:p/>
        </draw:polygon>
        <draw:line draw:style-name="gr5" draw:text-style-name="P5" draw:layer="layout" svg:x1="25.382cm" svg:y1="14.315cm" svg:x2="25.258cm" svg:y2="14.315cm">
          <text:p/>
        </draw:line>
        <draw:polygon draw:style-name="gr4" draw:text-style-name="P4" draw:layer="layout" svg:width="0.123cm" svg:height="0cm" svg:x="25.258cm" svg:y="10.981cm" svg:viewBox="0 0 124 0" draw:points="124,0 0,0">
          <text:p/>
        </draw:polygon>
        <draw:line draw:style-name="gr5" draw:text-style-name="P5" draw:layer="layout" svg:x1="25.382cm" svg:y1="10.981cm" svg:x2="25.258cm" svg:y2="10.981cm">
          <text:p/>
        </draw:line>
        <draw:polygon draw:style-name="gr4" draw:text-style-name="P4" draw:layer="layout" svg:width="0.123cm" svg:height="0cm" svg:x="25.258cm" svg:y="7.647cm" svg:viewBox="0 0 124 0" draw:points="124,0 0,0">
          <text:p/>
        </draw:polygon>
        <draw:line draw:style-name="gr5" draw:text-style-name="P5" draw:layer="layout" svg:x1="25.382cm" svg:y1="7.647cm" svg:x2="25.258cm" svg:y2="7.647cm">
          <text:p/>
        </draw:line>
        <draw:polygon draw:style-name="gr4" draw:text-style-name="P4" draw:layer="layout" svg:width="0.123cm" svg:height="0cm" svg:x="25.258cm" svg:y="4.314cm" svg:viewBox="0 0 124 0" draw:points="124,0 0,0">
          <text:p/>
        </draw:polygon>
        <draw:line draw:style-name="gr5" draw:text-style-name="P5" draw:layer="layout" svg:x1="25.382cm" svg:y1="4.314cm" svg:x2="25.258cm" svg:y2="4.314cm">
          <text:p/>
        </draw:line>
        <draw:line draw:style-name="gr7" draw:text-style-name="P5" draw:layer="layout" svg:x1="25.382cm" svg:y1="19.782cm" svg:x2="25.382cm" svg:y2="2.18cm">
          <text:p/>
        </draw:line>
        <draw:line draw:style-name="gr7" draw:text-style-name="P5" draw:layer="layout" svg:x1="39.076cm" svg:y1="19.782cm" svg:x2="39.076cm" svg:y2="2.18cm">
          <text:p/>
        </draw:line>
        <draw:line draw:style-name="gr7" draw:text-style-name="P5" draw:layer="layout" svg:x1="25.382cm" svg:y1="19.782cm" svg:x2="39.076cm" svg:y2="19.782cm">
          <text:p/>
        </draw:line>
        <draw:line draw:style-name="gr7" draw:text-style-name="P5" draw:layer="layout" svg:x1="25.382cm" svg:y1="2.18cm" svg:x2="39.076cm" svg:y2="2.18cm">
          <text:p/>
        </draw:line>
        <draw:polygon draw:style-name="gr1" draw:text-style-name="P1" draw:layer="layout" svg:width="13.694cm" svg:height="17.602cm" svg:x="41.814cm" svg:y="2.18cm" svg:viewBox="0 0 13695 17603" draw:points="0,17603 13695,17603 13695,0 0,0">
          <text:p/>
        </draw:polygon>
        <draw:polygon draw:style-name="gr2" draw:text-style-name="P2" draw:layer="layout" svg:width="0.175cm" svg:height="1.333cm" svg:x="41.814cm" svg:y="17.649cm" svg:viewBox="0 0 176 1334" draw:points="0,1334 176,1334 176,0 0,0">
          <text:p/>
        </draw:polygon>
        <draw:polygon draw:style-name="gr2" draw:text-style-name="P2" draw:layer="layout" svg:width="0.535cm" svg:height="1.333cm" svg:x="41.814cm" svg:y="14.315cm" svg:viewBox="0 0 536 1334" draw:points="0,1334 536,1334 536,0 0,0">
          <text:p/>
        </draw:polygon>
        <draw:polygon draw:style-name="gr2" draw:text-style-name="P2" draw:layer="layout" svg:width="0.935cm" svg:height="1.334cm" svg:x="41.814cm" svg:y="10.981cm" svg:viewBox="0 0 936 1335" draw:points="0,1335 936,1335 936,0 0,0">
          <text:p/>
        </draw:polygon>
        <draw:polygon draw:style-name="gr8" draw:text-style-name="P2" draw:layer="layout" svg:width="0.697cm" svg:height="1.334cm" svg:x="41.814cm" svg:y="7.647cm" svg:viewBox="0 0 698 1335" draw:points="0,1335 698,1335 698,0 0,0">
          <text:p/>
        </draw:polygon>
        <draw:polygon draw:style-name="gr9" draw:text-style-name="P5" draw:layer="layout" svg:width="0.697cm" svg:height="1.334cm" svg:x="41.814cm" svg:y="7.647cm" svg:viewBox="0 0 698 1335" draw:points="0,1335 698,1335 698,0 0,0">
          <text:p/>
        </draw:polygon>
        <draw:polygon draw:style-name="gr2" draw:text-style-name="P2" draw:layer="layout" svg:width="11.373cm" svg:height="1.333cm" svg:x="41.814cm" svg:y="4.314cm" svg:viewBox="0 0 11374 1334" draw:points="0,1334 11374,1334 11374,0 0,0">
          <text:p/>
        </draw:polygon>
        <draw:polygon draw:style-name="gr3" draw:text-style-name="P3" draw:layer="layout" svg:width="0.111cm" svg:height="1.334cm" svg:x="41.814cm" svg:y="16.315cm" svg:viewBox="0 0 112 1335" draw:points="0,1335 112,1335 112,0 0,0">
          <text:p/>
        </draw:polygon>
        <draw:polygon draw:style-name="gr3" draw:text-style-name="P3" draw:layer="layout" svg:width="0.614cm" svg:height="1.334cm" svg:x="41.814cm" svg:y="12.981cm" svg:viewBox="0 0 615 1335" draw:points="0,1335 615,1335 615,0 0,0">
          <text:p/>
        </draw:polygon>
        <draw:polygon draw:style-name="gr3" draw:text-style-name="P3" draw:layer="layout" svg:width="0.847cm" svg:height="1.333cm" svg:x="41.814cm" svg:y="9.648cm" svg:viewBox="0 0 848 1334" draw:points="0,1334 848,1334 848,0 0,0">
          <text:p/>
        </draw:polygon>
        <draw:polygon draw:style-name="gr3" draw:text-style-name="P3" draw:layer="layout" svg:width="0.698cm" svg:height="1.333cm" svg:x="41.814cm" svg:y="6.314cm" svg:viewBox="0 0 699 1334" draw:points="0,1334 699,1334 699,0 0,0">
          <text:p/>
        </draw:polygon>
        <draw:polygon draw:style-name="gr3" draw:text-style-name="P3" draw:layer="layout" svg:width="11.655cm" svg:height="1.334cm" svg:x="41.814cm" svg:y="2.98cm" svg:viewBox="0 0 11656 1335" draw:points="0,1335 11656,1335 11656,0 0,0">
          <text:p/>
        </draw:polygon>
        <draw:polygon draw:style-name="gr4" draw:text-style-name="P4" draw:layer="layout" svg:width="0cm" svg:height="0.123cm" svg:x="41.814cm" svg:y="19.782cm" svg:viewBox="0 0 0 124" draw:points="0,0 0,124">
          <text:p/>
        </draw:polygon>
        <draw:line draw:style-name="gr5" draw:text-style-name="P5" draw:layer="layout" svg:x1="41.814cm" svg:y1="19.782cm" svg:x2="41.814cm" svg:y2="19.906cm">
          <text:p/>
        </draw:line>
        <draw:frame draw:style-name="gr10" draw:text-style-name="P8" draw:layer="layout" svg:width="6.233cm" svg:height="2.346cm" svg:x="29.114cm" svg:y="-0.158cm">
          <draw:text-box>
            <text:p text:style-name="P6"><text:span text:style-name="T2">Factual</text:span></text:p>
          </draw:text-box>
        </draw:frame>
        <draw:polygon draw:style-name="gr4" draw:text-style-name="P4" draw:layer="layout" svg:width="0cm" svg:height="0.123cm" svg:x="45.238cm" svg:y="19.782cm" svg:viewBox="0 0 0 124" draw:points="0,0 0,124">
          <text:p/>
        </draw:polygon>
        <draw:line draw:style-name="gr5" draw:text-style-name="P5" draw:layer="layout" svg:x1="45.238cm" svg:y1="19.782cm" svg:x2="45.238cm" svg:y2="19.906cm">
          <text:p/>
        </draw:line>
        <draw:frame draw:style-name="gr6" draw:text-style-name="P7" draw:layer="layout" svg:width="2.474cm" svg:height="1.563cm" svg:x="40.58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48.661cm" svg:y="19.782cm" svg:viewBox="0 0 0 124" draw:points="0,0 0,124">
          <text:p/>
        </draw:polygon>
        <draw:line draw:style-name="gr5" draw:text-style-name="P5" draw:layer="layout" svg:x1="48.661cm" svg:y1="19.782cm" svg:x2="48.661cm" svg:y2="19.906cm">
          <text:p/>
        </draw:line>
        <draw:frame draw:style-name="gr6" draw:text-style-name="P7" draw:layer="layout" svg:width="2.474cm" svg:height="1.563cm" svg:x="44.004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52.085cm" svg:y="19.782cm" svg:viewBox="0 0 0 124" draw:points="0,0 0,124">
          <text:p/>
        </draw:polygon>
        <draw:line draw:style-name="gr5" draw:text-style-name="P5" draw:layer="layout" svg:x1="52.085cm" svg:y1="19.782cm" svg:x2="52.085cm" svg:y2="19.906cm">
          <text:p/>
        </draw:line>
        <draw:frame draw:style-name="gr6" draw:text-style-name="P7" draw:layer="layout" svg:width="2.474cm" svg:height="1.563cm" svg:x="47.427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55.508cm" svg:y="19.782cm" svg:viewBox="0 0 0 124" draw:points="0,0 0,124">
          <text:p/>
        </draw:polygon>
        <draw:line draw:style-name="gr5" draw:text-style-name="P5" draw:layer="layout" svg:x1="55.508cm" svg:y1="19.782cm" svg:x2="55.508cm" svg:y2="19.906cm">
          <text:p/>
        </draw:line>
        <draw:frame draw:style-name="gr6" draw:text-style-name="P7" draw:layer="layout" svg:width="2.474cm" svg:height="1.563cm" svg:x="50.851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41.691cm" svg:y="17.649cm" svg:viewBox="0 0 123 0" draw:points="123,0 0,0">
          <text:p/>
        </draw:polygon>
        <draw:line draw:style-name="gr5" draw:text-style-name="P5" draw:layer="layout" svg:x1="41.814cm" svg:y1="17.649cm" svg:x2="41.691cm" svg:y2="17.649cm">
          <text:p/>
        </draw:line>
        <draw:polygon draw:style-name="gr4" draw:text-style-name="P4" draw:layer="layout" svg:width="0.122cm" svg:height="0cm" svg:x="41.691cm" svg:y="14.315cm" svg:viewBox="0 0 123 0" draw:points="123,0 0,0">
          <text:p/>
        </draw:polygon>
        <draw:line draw:style-name="gr5" draw:text-style-name="P5" draw:layer="layout" svg:x1="41.814cm" svg:y1="14.315cm" svg:x2="41.691cm" svg:y2="14.315cm">
          <text:p/>
        </draw:line>
        <draw:polygon draw:style-name="gr4" draw:text-style-name="P4" draw:layer="layout" svg:width="0.122cm" svg:height="0cm" svg:x="41.691cm" svg:y="10.981cm" svg:viewBox="0 0 123 0" draw:points="123,0 0,0">
          <text:p/>
        </draw:polygon>
        <draw:line draw:style-name="gr5" draw:text-style-name="P5" draw:layer="layout" svg:x1="41.814cm" svg:y1="10.981cm" svg:x2="41.691cm" svg:y2="10.981cm">
          <text:p/>
        </draw:line>
        <draw:polygon draw:style-name="gr4" draw:text-style-name="P4" draw:layer="layout" svg:width="0.122cm" svg:height="0cm" svg:x="41.691cm" svg:y="7.647cm" svg:viewBox="0 0 123 0" draw:points="123,0 0,0">
          <text:p/>
        </draw:polygon>
        <draw:line draw:style-name="gr5" draw:text-style-name="P5" draw:layer="layout" svg:x1="41.814cm" svg:y1="7.647cm" svg:x2="41.691cm" svg:y2="7.647cm">
          <text:p/>
        </draw:line>
        <draw:polygon draw:style-name="gr4" draw:text-style-name="P4" draw:layer="layout" svg:width="0.122cm" svg:height="0cm" svg:x="41.691cm" svg:y="4.314cm" svg:viewBox="0 0 123 0" draw:points="123,0 0,0">
          <text:p/>
        </draw:polygon>
        <draw:line draw:style-name="gr5" draw:text-style-name="P5" draw:layer="layout" svg:x1="41.814cm" svg:y1="4.314cm" svg:x2="41.691cm" svg:y2="4.314cm">
          <text:p/>
        </draw:line>
        <draw:line draw:style-name="gr7" draw:text-style-name="P5" draw:layer="layout" svg:x1="41.814cm" svg:y1="19.782cm" svg:x2="41.814cm" svg:y2="2.18cm">
          <text:p/>
        </draw:line>
        <draw:line draw:style-name="gr7" draw:text-style-name="P5" draw:layer="layout" svg:x1="55.508cm" svg:y1="19.782cm" svg:x2="55.508cm" svg:y2="2.18cm">
          <text:p/>
        </draw:line>
        <draw:line draw:style-name="gr7" draw:text-style-name="P5" draw:layer="layout" svg:x1="41.814cm" svg:y1="19.782cm" svg:x2="55.508cm" svg:y2="19.782cm">
          <text:p/>
        </draw:line>
        <draw:line draw:style-name="gr7" draw:text-style-name="P5" draw:layer="layout" svg:x1="41.814cm" svg:y1="2.18cm" svg:x2="55.508cm" svg:y2="2.18cm">
          <text:p/>
        </draw:line>
        <draw:frame draw:style-name="gr6" draw:text-style-name="P7" draw:layer="layout" svg:width="2.474cm" svg:height="1.563cm" svg:x="54.274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58.247cm" svg:y="2.18cm" svg:viewBox="0 0 13695 17603" draw:points="0,17603 13695,17603 13695,0 0,0">
          <text:p/>
        </draw:polygon>
        <draw:polygon draw:style-name="gr2" draw:text-style-name="P2" draw:layer="layout" svg:width="0.246cm" svg:height="1.333cm" svg:x="58.247cm" svg:y="17.649cm" svg:viewBox="0 0 247 1334" draw:points="0,1334 247,1334 247,0 0,0">
          <text:p/>
        </draw:polygon>
        <draw:polygon draw:style-name="gr2" draw:text-style-name="P2" draw:layer="layout" svg:width="6.294cm" svg:height="1.333cm" svg:x="58.247cm" svg:y="14.315cm" svg:viewBox="0 0 6295 1334" draw:points="0,1334 6295,1334 6295,0 0,0">
          <text:p/>
        </draw:polygon>
        <draw:polygon draw:style-name="gr2" draw:text-style-name="P2" draw:layer="layout" svg:width="8.333cm" svg:height="1.334cm" svg:x="58.247cm" svg:y="10.981cm" svg:viewBox="0 0 8334 1335" draw:points="0,1335 8334,1335 8334,0 0,0">
          <text:p/>
        </draw:polygon>
        <draw:polygon draw:style-name="gr2" draw:text-style-name="P2" draw:layer="layout" svg:width="5.592cm" svg:height="1.334cm" svg:x="58.247cm" svg:y="7.647cm" svg:viewBox="0 0 5593 1335" draw:points="0,1335 5593,1335 5593,0 0,0">
          <text:p/>
        </draw:polygon>
        <draw:polygon draw:style-name="gr2" draw:text-style-name="P2" draw:layer="layout" svg:width="10.578cm" svg:height="1.333cm" svg:x="58.247cm" svg:y="4.314cm" svg:viewBox="0 0 10579 1334" draw:points="0,1334 10579,1334 10579,0 0,0">
          <text:p/>
        </draw:polygon>
        <draw:polygon draw:style-name="gr3" draw:text-style-name="P3" draw:layer="layout" svg:width="0.305cm" svg:height="1.334cm" svg:x="58.247cm" svg:y="16.315cm" svg:viewBox="0 0 306 1335" draw:points="0,1335 306,1335 306,0 0,0">
          <text:p/>
        </draw:polygon>
        <draw:polygon draw:style-name="gr3" draw:text-style-name="P3" draw:layer="layout" svg:width="6.873cm" svg:height="1.334cm" svg:x="58.247cm" svg:y="12.981cm" svg:viewBox="0 0 6874 1335" draw:points="0,1335 6874,1335 6874,0 0,0">
          <text:p/>
        </draw:polygon>
        <draw:polygon draw:style-name="gr3" draw:text-style-name="P3" draw:layer="layout" svg:width="8.731cm" svg:height="1.333cm" svg:x="58.247cm" svg:y="9.648cm" svg:viewBox="0 0 8732 1334" draw:points="0,1334 8732,1334 8732,0 0,0">
          <text:p/>
        </draw:polygon>
        <draw:polygon draw:style-name="gr3" draw:text-style-name="P3" draw:layer="layout" svg:width="5.525cm" svg:height="1.333cm" svg:x="58.247cm" svg:y="6.314cm" svg:viewBox="0 0 5526 1334" draw:points="0,1334 5526,1334 5526,0 0,0">
          <text:p/>
        </draw:polygon>
        <draw:polygon draw:style-name="gr3" draw:text-style-name="P3" draw:layer="layout" svg:width="11.565cm" svg:height="1.334cm" svg:x="58.247cm" svg:y="2.98cm" svg:viewBox="0 0 11566 1335" draw:points="0,1335 11566,1335 11566,0 0,0">
          <text:p/>
        </draw:polygon>
        <draw:polygon draw:style-name="gr4" draw:text-style-name="P4" draw:layer="layout" svg:width="0cm" svg:height="0.123cm" svg:x="58.247cm" svg:y="19.782cm" svg:viewBox="0 0 0 124" draw:points="0,0 0,124">
          <text:p/>
        </draw:polygon>
        <draw:line draw:style-name="gr5" draw:text-style-name="P5" draw:layer="layout" svg:x1="58.247cm" svg:y1="19.782cm" svg:x2="58.247cm" svg:y2="19.906cm">
          <text:p/>
        </draw:line>
        <draw:frame draw:style-name="gr11" draw:text-style-name="P8" draw:layer="layout" svg:width="8.587cm" svg:height="2.346cm" svg:x="44.37cm" svg:y="-0.162cm">
          <draw:text-box>
            <text:p text:style-name="P6"><text:span text:style-name="T2">Linguistic</text:span></text:p>
          </draw:text-box>
        </draw:frame>
        <draw:polygon draw:style-name="gr4" draw:text-style-name="P4" draw:layer="layout" svg:width="0cm" svg:height="0.123cm" svg:x="61.671cm" svg:y="19.782cm" svg:viewBox="0 0 0 124" draw:points="0,0 0,124">
          <text:p/>
        </draw:polygon>
        <draw:line draw:style-name="gr5" draw:text-style-name="P5" draw:layer="layout" svg:x1="61.671cm" svg:y1="19.782cm" svg:x2="61.671cm" svg:y2="19.906cm">
          <text:p/>
        </draw:line>
        <draw:frame draw:style-name="gr6" draw:text-style-name="P7" draw:layer="layout" svg:width="2.474cm" svg:height="1.563cm" svg:x="57.013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65.094cm" svg:y="19.782cm" svg:viewBox="0 0 0 124" draw:points="0,0 0,124">
          <text:p/>
        </draw:polygon>
        <draw:line draw:style-name="gr5" draw:text-style-name="P5" draw:layer="layout" svg:x1="65.094cm" svg:y1="19.782cm" svg:x2="65.094cm" svg:y2="19.906cm">
          <text:p/>
        </draw:line>
        <draw:frame draw:style-name="gr6" draw:text-style-name="P7" draw:layer="layout" svg:width="2.474cm" svg:height="1.563cm" svg:x="60.436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68.518cm" svg:y="19.782cm" svg:viewBox="0 0 0 124" draw:points="0,0 0,124">
          <text:p/>
        </draw:polygon>
        <draw:line draw:style-name="gr5" draw:text-style-name="P5" draw:layer="layout" svg:x1="68.518cm" svg:y1="19.782cm" svg:x2="68.518cm" svg:y2="19.906cm">
          <text:p/>
        </draw:line>
        <draw:frame draw:style-name="gr6" draw:text-style-name="P7" draw:layer="layout" svg:width="2.474cm" svg:height="1.563cm" svg:x="63.86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71.941cm" svg:y="19.782cm" svg:viewBox="0 0 0 124" draw:points="0,0 0,124">
          <text:p/>
        </draw:polygon>
        <draw:line draw:style-name="gr5" draw:text-style-name="P5" draw:layer="layout" svg:x1="71.941cm" svg:y1="19.782cm" svg:x2="71.941cm" svg:y2="19.906cm">
          <text:p/>
        </draw:line>
        <draw:frame draw:style-name="gr6" draw:text-style-name="P7" draw:layer="layout" svg:width="2.474cm" svg:height="1.563cm" svg:x="67.283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58.124cm" svg:y="17.649cm" svg:viewBox="0 0 123 0" draw:points="123,0 0,0">
          <text:p/>
        </draw:polygon>
        <draw:line draw:style-name="gr5" draw:text-style-name="P5" draw:layer="layout" svg:x1="58.247cm" svg:y1="17.649cm" svg:x2="58.124cm" svg:y2="17.649cm">
          <text:p/>
        </draw:line>
        <draw:polygon draw:style-name="gr4" draw:text-style-name="P4" draw:layer="layout" svg:width="0.122cm" svg:height="0cm" svg:x="58.124cm" svg:y="14.315cm" svg:viewBox="0 0 123 0" draw:points="123,0 0,0">
          <text:p/>
        </draw:polygon>
        <draw:line draw:style-name="gr5" draw:text-style-name="P5" draw:layer="layout" svg:x1="58.247cm" svg:y1="14.315cm" svg:x2="58.124cm" svg:y2="14.315cm">
          <text:p/>
        </draw:line>
        <draw:polygon draw:style-name="gr4" draw:text-style-name="P4" draw:layer="layout" svg:width="0.122cm" svg:height="0cm" svg:x="58.124cm" svg:y="10.981cm" svg:viewBox="0 0 123 0" draw:points="123,0 0,0">
          <text:p/>
        </draw:polygon>
        <draw:line draw:style-name="gr5" draw:text-style-name="P5" draw:layer="layout" svg:x1="58.247cm" svg:y1="10.981cm" svg:x2="58.124cm" svg:y2="10.981cm">
          <text:p/>
        </draw:line>
        <draw:polygon draw:style-name="gr4" draw:text-style-name="P4" draw:layer="layout" svg:width="0.122cm" svg:height="0cm" svg:x="58.124cm" svg:y="7.647cm" svg:viewBox="0 0 123 0" draw:points="123,0 0,0">
          <text:p/>
        </draw:polygon>
        <draw:line draw:style-name="gr5" draw:text-style-name="P5" draw:layer="layout" svg:x1="58.247cm" svg:y1="7.647cm" svg:x2="58.124cm" svg:y2="7.647cm">
          <text:p/>
        </draw:line>
        <draw:polygon draw:style-name="gr4" draw:text-style-name="P4" draw:layer="layout" svg:width="0.122cm" svg:height="0cm" svg:x="58.124cm" svg:y="4.314cm" svg:viewBox="0 0 123 0" draw:points="123,0 0,0">
          <text:p/>
        </draw:polygon>
        <draw:line draw:style-name="gr5" draw:text-style-name="P5" draw:layer="layout" svg:x1="58.247cm" svg:y1="4.314cm" svg:x2="58.124cm" svg:y2="4.314cm">
          <text:p/>
        </draw:line>
        <draw:line draw:style-name="gr7" draw:text-style-name="P5" draw:layer="layout" svg:x1="58.247cm" svg:y1="19.782cm" svg:x2="58.247cm" svg:y2="2.18cm">
          <text:p/>
        </draw:line>
        <draw:line draw:style-name="gr7" draw:text-style-name="P5" draw:layer="layout" svg:x1="71.941cm" svg:y1="19.782cm" svg:x2="71.941cm" svg:y2="2.18cm">
          <text:p/>
        </draw:line>
        <draw:line draw:style-name="gr7" draw:text-style-name="P5" draw:layer="layout" svg:x1="58.247cm" svg:y1="19.782cm" svg:x2="71.941cm" svg:y2="19.782cm">
          <text:p/>
        </draw:line>
        <draw:line draw:style-name="gr7" draw:text-style-name="P5" draw:layer="layout" svg:x1="58.247cm" svg:y1="2.18cm" svg:x2="71.941cm" svg:y2="2.18cm">
          <text:p/>
        </draw:line>
        <draw:frame draw:style-name="gr6" draw:text-style-name="P7" draw:layer="layout" svg:width="2.474cm" svg:height="1.563cm" svg:x="70.707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74.68cm" svg:y="2.18cm" svg:viewBox="0 0 13695 17603" draw:points="0,17603 13695,17603 13695,0 0,0">
          <text:p/>
        </draw:polygon>
        <draw:polygon draw:style-name="gr2" draw:text-style-name="P2" draw:layer="layout" svg:width="0.616cm" svg:height="1.333cm" svg:x="74.68cm" svg:y="17.649cm" svg:viewBox="0 0 617 1334" draw:points="0,1334 617,1334 617,0 0,0">
          <text:p/>
        </draw:polygon>
        <draw:polygon draw:style-name="gr2" draw:text-style-name="P2" draw:layer="layout" svg:width="2.675cm" svg:height="1.333cm" svg:x="74.68cm" svg:y="14.315cm" svg:viewBox="0 0 2676 1334" draw:points="0,1334 2676,1334 2676,0 0,0">
          <text:p/>
        </draw:polygon>
        <draw:polygon draw:style-name="gr2" draw:text-style-name="P2" draw:layer="layout" svg:width="3.695cm" svg:height="1.334cm" svg:x="74.68cm" svg:y="10.981cm" svg:viewBox="0 0 3696 1335" draw:points="0,1335 3696,1335 3696,0 0,0">
          <text:p/>
        </draw:polygon>
        <draw:polygon draw:style-name="gr2" draw:text-style-name="P2" draw:layer="layout" svg:width="2.455cm" svg:height="1.334cm" svg:x="74.68cm" svg:y="7.647cm" svg:viewBox="0 0 2456 1335" draw:points="0,1335 2456,1335 2456,0 0,0">
          <text:p/>
        </draw:polygon>
        <draw:polygon draw:style-name="gr2" draw:text-style-name="P2" draw:layer="layout" svg:width="7.743cm" svg:height="1.333cm" svg:x="74.68cm" svg:y="4.314cm" svg:viewBox="0 0 7744 1334" draw:points="0,1334 7744,1334 7744,0 0,0">
          <text:p/>
        </draw:polygon>
        <draw:polygon draw:style-name="gr3" draw:text-style-name="P3" draw:layer="layout" svg:width="0.878cm" svg:height="1.334cm" svg:x="74.68cm" svg:y="16.315cm" svg:viewBox="0 0 879 1335" draw:points="0,1335 879,1335 879,0 0,0">
          <text:p/>
        </draw:polygon>
        <draw:polygon draw:style-name="gr3" draw:text-style-name="P3" draw:layer="layout" svg:width="2.824cm" svg:height="1.334cm" svg:x="74.68cm" svg:y="12.981cm" svg:viewBox="0 0 2825 1335" draw:points="0,1335 2825,1335 2825,0 0,0">
          <text:p/>
        </draw:polygon>
        <draw:polygon draw:style-name="gr3" draw:text-style-name="P3" draw:layer="layout" svg:width="3.598cm" svg:height="1.333cm" svg:x="74.68cm" svg:y="9.648cm" svg:viewBox="0 0 3599 1334" draw:points="0,1334 3599,1334 3599,0 0,0">
          <text:p/>
        </draw:polygon>
        <draw:polygon draw:style-name="gr3" draw:text-style-name="P3" draw:layer="layout" svg:width="2.453cm" svg:height="1.333cm" svg:x="74.68cm" svg:y="6.314cm" svg:viewBox="0 0 2454 1334" draw:points="0,1334 2454,1334 2454,0 0,0">
          <text:p/>
        </draw:polygon>
        <draw:polygon draw:style-name="gr3" draw:text-style-name="P3" draw:layer="layout" svg:width="9.013cm" svg:height="1.334cm" svg:x="74.68cm" svg:y="2.98cm" svg:viewBox="0 0 9014 1335" draw:points="0,1335 9014,1335 9014,0 0,0">
          <text:p/>
        </draw:polygon>
        <draw:polygon draw:style-name="gr4" draw:text-style-name="P4" draw:layer="layout" svg:width="0cm" svg:height="0.123cm" svg:x="74.68cm" svg:y="19.782cm" svg:viewBox="0 0 0 124" draw:points="0,0 0,124">
          <text:p/>
        </draw:polygon>
        <draw:line draw:style-name="gr5" draw:text-style-name="P5" draw:layer="layout" svg:x1="74.68cm" svg:y1="19.782cm" svg:x2="74.68cm" svg:y2="19.906cm">
          <text:p/>
        </draw:line>
        <draw:frame draw:style-name="gr12" draw:text-style-name="P8" draw:layer="layout" svg:width="3.765cm" svg:height="2.346cm" svg:x="63.213cm" svg:y="-0.158cm">
          <draw:text-box>
            <text:p text:style-name="P6"><text:span text:style-name="T2">Bias</text:span></text:p>
          </draw:text-box>
        </draw:frame>
        <draw:polygon draw:style-name="gr4" draw:text-style-name="P4" draw:layer="layout" svg:width="0cm" svg:height="0.123cm" svg:x="78.103cm" svg:y="19.782cm" svg:viewBox="0 0 0 124" draw:points="0,0 0,124">
          <text:p/>
        </draw:polygon>
        <draw:line draw:style-name="gr5" draw:text-style-name="P5" draw:layer="layout" svg:x1="78.103cm" svg:y1="19.782cm" svg:x2="78.103cm" svg:y2="19.906cm">
          <text:p/>
        </draw:line>
        <draw:frame draw:style-name="gr6" draw:text-style-name="P7" draw:layer="layout" svg:width="2.474cm" svg:height="1.563cm" svg:x="73.446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81.527cm" svg:y="19.782cm" svg:viewBox="0 0 0 124" draw:points="0,0 0,124">
          <text:p/>
        </draw:polygon>
        <draw:line draw:style-name="gr5" draw:text-style-name="P5" draw:layer="layout" svg:x1="81.527cm" svg:y1="19.782cm" svg:x2="81.527cm" svg:y2="19.906cm">
          <text:p/>
        </draw:line>
        <draw:frame draw:style-name="gr6" draw:text-style-name="P7" draw:layer="layout" svg:width="2.474cm" svg:height="1.563cm" svg:x="76.869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84.95cm" svg:y="19.782cm" svg:viewBox="0 0 0 124" draw:points="0,0 0,124">
          <text:p/>
        </draw:polygon>
        <draw:line draw:style-name="gr5" draw:text-style-name="P5" draw:layer="layout" svg:x1="84.95cm" svg:y1="19.782cm" svg:x2="84.95cm" svg:y2="19.906cm">
          <text:p/>
        </draw:line>
        <draw:frame draw:style-name="gr6" draw:text-style-name="P7" draw:layer="layout" svg:width="2.474cm" svg:height="1.563cm" svg:x="80.293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88.374cm" svg:y="19.782cm" svg:viewBox="0 0 0 124" draw:points="0,0 0,124">
          <text:p/>
        </draw:polygon>
        <draw:line draw:style-name="gr5" draw:text-style-name="P5" draw:layer="layout" svg:x1="88.374cm" svg:y1="19.782cm" svg:x2="88.374cm" svg:y2="19.906cm">
          <text:p/>
        </draw:line>
        <draw:frame draw:style-name="gr6" draw:text-style-name="P7" draw:layer="layout" svg:width="2.474cm" svg:height="1.563cm" svg:x="83.716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74.556cm" svg:y="17.649cm" svg:viewBox="0 0 124 0" draw:points="124,0 0,0">
          <text:p/>
        </draw:polygon>
        <draw:line draw:style-name="gr5" draw:text-style-name="P5" draw:layer="layout" svg:x1="74.68cm" svg:y1="17.649cm" svg:x2="74.556cm" svg:y2="17.649cm">
          <text:p/>
        </draw:line>
        <draw:polygon draw:style-name="gr4" draw:text-style-name="P4" draw:layer="layout" svg:width="0.123cm" svg:height="0cm" svg:x="74.556cm" svg:y="14.315cm" svg:viewBox="0 0 124 0" draw:points="124,0 0,0">
          <text:p/>
        </draw:polygon>
        <draw:line draw:style-name="gr5" draw:text-style-name="P5" draw:layer="layout" svg:x1="74.68cm" svg:y1="14.315cm" svg:x2="74.556cm" svg:y2="14.315cm">
          <text:p/>
        </draw:line>
        <draw:polygon draw:style-name="gr4" draw:text-style-name="P4" draw:layer="layout" svg:width="0.123cm" svg:height="0cm" svg:x="74.556cm" svg:y="10.981cm" svg:viewBox="0 0 124 0" draw:points="124,0 0,0">
          <text:p/>
        </draw:polygon>
        <draw:line draw:style-name="gr5" draw:text-style-name="P5" draw:layer="layout" svg:x1="74.68cm" svg:y1="10.981cm" svg:x2="74.556cm" svg:y2="10.981cm">
          <text:p/>
        </draw:line>
        <draw:polygon draw:style-name="gr4" draw:text-style-name="P4" draw:layer="layout" svg:width="0.123cm" svg:height="0cm" svg:x="74.556cm" svg:y="7.647cm" svg:viewBox="0 0 124 0" draw:points="124,0 0,0">
          <text:p/>
        </draw:polygon>
        <draw:line draw:style-name="gr5" draw:text-style-name="P5" draw:layer="layout" svg:x1="74.68cm" svg:y1="7.647cm" svg:x2="74.556cm" svg:y2="7.647cm">
          <text:p/>
        </draw:line>
        <draw:polygon draw:style-name="gr4" draw:text-style-name="P4" draw:layer="layout" svg:width="0.123cm" svg:height="0cm" svg:x="74.556cm" svg:y="4.314cm" svg:viewBox="0 0 124 0" draw:points="124,0 0,0">
          <text:p/>
        </draw:polygon>
        <draw:line draw:style-name="gr5" draw:text-style-name="P5" draw:layer="layout" svg:x1="74.68cm" svg:y1="4.314cm" svg:x2="74.556cm" svg:y2="4.314cm">
          <text:p/>
        </draw:line>
        <draw:line draw:style-name="gr7" draw:text-style-name="P5" draw:layer="layout" svg:x1="74.68cm" svg:y1="19.782cm" svg:x2="74.68cm" svg:y2="2.18cm">
          <text:p/>
        </draw:line>
        <draw:line draw:style-name="gr7" draw:text-style-name="P5" draw:layer="layout" svg:x1="88.374cm" svg:y1="19.782cm" svg:x2="88.374cm" svg:y2="2.18cm">
          <text:p/>
        </draw:line>
        <draw:line draw:style-name="gr7" draw:text-style-name="P5" draw:layer="layout" svg:x1="74.68cm" svg:y1="19.782cm" svg:x2="88.374cm" svg:y2="19.782cm">
          <text:p/>
        </draw:line>
        <draw:line draw:style-name="gr7" draw:text-style-name="P5" draw:layer="layout" svg:x1="74.68cm" svg:y1="2.18cm" svg:x2="88.374cm" svg:y2="2.18cm">
          <text:p/>
        </draw:line>
        <draw:frame draw:style-name="gr6" draw:text-style-name="P7" draw:layer="layout" svg:width="2.474cm" svg:height="1.563cm" svg:x="87.14cm" svg:y="19.752cm">
          <draw:text-box>
            <text:p text:style-name="P6"><text:span text:style-name="T1">1.00</text:span></text:p>
          </draw:text-box>
        </draw:frame>
        <draw:frame draw:style-name="gr13" draw:text-style-name="P8" draw:layer="layout" svg:width="12.469cm" svg:height="2.346cm" svg:x="75.296cm" svg:y="-0.158cm">
          <draw:text-box>
            <text:p text:style-name="P6"><text:span text:style-name="T2">Commonsense</text:span></text:p>
          </draw:text-box>
        </draw:frame>
        <draw:polygon draw:style-name="gr4" draw:text-style-name="P4" draw:layer="layout" svg:width="0cm" svg:height="0.123cm" svg:x="19.888cm" svg:y="19.723cm" svg:viewBox="0 0 0 124" draw:points="0,0 0,124">
          <text:p/>
        </draw:polygon>
        <draw:polygon draw:style-name="gr4" draw:text-style-name="P4" draw:layer="layout" svg:width="0.123cm" svg:height="0cm" svg:x="29.008cm" svg:y="10.978cm" svg:viewBox="0 0 124 0" draw:points="124,0 0,0">
          <text:p/>
        </draw:polygon>
        <draw:polygon draw:style-name="gr4" draw:text-style-name="P4" draw:layer="layout" svg:width="0.123cm" svg:height="0cm" svg:x="25.464cm" svg:y="4.255cm" svg:viewBox="0 0 124 0" draw:points="124,0 0,0">
          <text:p/>
        </draw:polygon>
        <draw:polygon draw:style-name="gr4" draw:text-style-name="P4" draw:layer="layout" svg:width="0cm" svg:height="0.123cm" svg:x="25.216cm" svg:y="19.923cm" svg:viewBox="0 0 0 124" draw:points="0,0 0,124">
          <text:p/>
        </draw:polygon>
        <draw:polygon draw:style-name="gr4" draw:text-style-name="P4" draw:layer="layout" svg:width="0.123cm" svg:height="0cm" svg:x="25.092cm" svg:y="17.79cm" svg:viewBox="0 0 124 0" draw:points="124,0 0,0">
          <text:p/>
        </draw:polygon>
        <draw:polygon draw:style-name="gr4" draw:text-style-name="P4" draw:layer="layout" svg:width="0.123cm" svg:height="0cm" svg:x="25.092cm" svg:y="14.456cm" svg:viewBox="0 0 124 0" draw:points="124,0 0,0">
          <text:p/>
        </draw:polygon>
        <draw:polygon draw:style-name="gr4" draw:text-style-name="P4" draw:layer="layout" svg:width="0.123cm" svg:height="0cm" svg:x="25.092cm" svg:y="11.122cm" svg:viewBox="0 0 124 0" draw:points="124,0 0,0">
          <text:p/>
        </draw:polygon>
        <draw:polygon draw:style-name="gr4" draw:text-style-name="P4" draw:layer="layout" svg:width="0.123cm" svg:height="0cm" svg:x="25.092cm" svg:y="7.788cm" svg:viewBox="0 0 124 0" draw:points="124,0 0,0">
          <text:p/>
        </draw:polygon>
        <draw:polygon draw:style-name="gr4" draw:text-style-name="P4" draw:layer="layout" svg:width="0.123cm" svg:height="0cm" svg:x="25.092cm" svg:y="4.455cm" svg:viewBox="0 0 124 0" draw:points="124,0 0,0">
          <text:p/>
        </draw:polygon>
        <draw:polygon draw:style-name="gr4" draw:text-style-name="P4" draw:layer="layout" svg:width="0cm" svg:height="0.123cm" svg:x="15.746cm" svg:y="19.864cm" svg:viewBox="0 0 0 124" draw:points="0,0 0,124">
          <text:p/>
        </draw:polygon>
        <draw:line draw:style-name="gr14" draw:text-style-name="P9" draw:layer="layout" svg:x1="17.602cm" svg:y1="7.673cm" svg:x2="25.222cm" svg:y2="7.673cm">
          <text:p/>
        </draw:line>
        <draw:polygon draw:style-name="gr4" draw:text-style-name="P4" draw:layer="layout" svg:width="0cm" svg:height="0.123cm" svg:x="19.7cm" svg:y="19.829cm" svg:viewBox="0 0 0 124" draw:points="0,0 0,124">
          <text:p/>
        </draw:polygon>
        <draw:polygon draw:style-name="gr4" draw:text-style-name="P4" draw:layer="layout" svg:width="0.123cm" svg:height="0cm" svg:x="19.276cm" svg:y="17.696cm" svg:viewBox="0 0 124 0" draw:points="124,0 0,0">
          <text:p/>
        </draw:polygon>
        <draw:polygon draw:style-name="gr4" draw:text-style-name="P4" draw:layer="layout" svg:width="0.123cm" svg:height="0cm" svg:x="23.276cm" svg:y="14.362cm" svg:viewBox="0 0 124 0" draw:points="124,0 0,0">
          <text:p/>
        </draw:polygon>
        <draw:frame draw:style-name="gr15" draw:text-style-name="P10" draw:layer="layout" svg:width="4.942cm" svg:height="1.758cm" svg:x="11.649cm" svg:y="16.833cm">
          <draw:text-box>
            <text:p text:style-name="P6"><text:span text:style-name="T3">Identity</text:span></text:p>
          </draw:text-box>
        </draw:frame>
        <draw:frame draw:style-name="gr16" draw:text-style-name="P10" draw:layer="layout" svg:width="9.091cm" svg:height="2.026cm" svg:x="11.622cm" svg:y="13.499cm">
          <draw:text-box>
            <text:p text:style-name="P6"><text:span text:style-name="T4">T</text:span><text:span text:style-name="T5">RANSLATION</text:span></text:p>
          </draw:text-box>
        </draw:frame>
        <draw:polygon draw:style-name="gr4" draw:text-style-name="P4" draw:layer="layout" svg:width="0.123cm" svg:height="0cm" svg:x="17.376cm" svg:y="7.695cm" svg:viewBox="0 0 124 0" draw:points="124,0 0,0">
          <text:p/>
        </draw:polygon>
        <draw:frame draw:style-name="gr17" draw:text-style-name="P11" draw:layer="layout" svg:width="11.051cm" svg:height="1.72cm" svg:x="11.631cm" svg:y="10.074cm">
          <draw:text-box>
            <text:p text:style-name="P6"><text:span text:style-name="T6">LinearRegression</text:span></text:p>
          </draw:text-box>
        </draw:frame>
        <draw:frame draw:style-name="gr18" draw:text-style-name="P12" draw:layer="layout" svg:width="11.16cm" svg:height="1.652cm" svg:x="11.722cm" svg:y="3.803cm">
          <draw:text-box>
            <text:p text:style-name="P6"><text:span text:style-name="T7">Our method,</text:span><text:span text:style-name="T8"> L</text:span><text:span text:style-name="T9">RE</text:span></text:p>
          </draw:text-box>
        </draw:frame>
        <draw:frame draw:style-name="gr19" draw:text-style-name="P13" draw:layer="layout" svg:width="1.65cm" svg:height="1.65cm" svg:x="23.003cm" svg:y="3.787cm">
          <draw:text-box>
            <text:p text:style-name="P6"><text:span text:style-name="T10">(</text:span></text:p>
          </draw:text-box>
        </draw:frame>
        <draw:frame draw:style-name="gr20" draw:text-style-name="P14" draw:layer="layout" svg:width="0.997cm" svg:height="1.694cm" svg:x="23.684cm" svg:y="3.703cm">
          <draw:text-box>
            <text:p text:style-name="P6"><text:span text:style-name="T11">s</text:span></text:p>
          </draw:text-box>
        </draw:frame>
        <draw:frame draw:style-name="gr21" draw:text-style-name="P12" draw:layer="layout" svg:width="3.213cm" svg:height="1.652cm" svg:x="11.695cm" svg:y="7.116cm">
          <draw:text-box>
            <text:p text:style-name="P6"><text:span text:style-name="T8">L</text:span><text:span text:style-name="T9">RE</text:span></text:p>
          </draw:text-box>
        </draw:frame>
        <draw:frame draw:style-name="gr22" draw:text-style-name="P15" draw:layer="layout" svg:width="0.565cm" svg:height="1.65cm" svg:x="14.752cm" svg:y="7.1cm">
          <draw:text-box>
            <text:p text:style-name="P6"><text:span text:style-name="T10">(</text:span></text:p>
          </draw:text-box>
        </draw:frame>
        <draw:frame draw:style-name="gr23" draw:text-style-name="P16" draw:layer="layout" svg:width="1.65cm" svg:height="1.652cm" svg:x="15.412cm" svg:y="7.116cm">
          <draw:text-box>
            <text:p text:style-name="P6"><text:span text:style-name="T12">e</text:span></text:p>
          </draw:text-box>
        </draw:frame>
        <draw:frame draw:style-name="gr24" draw:text-style-name="P17" draw:layer="layout" svg:width="0.99cm" svg:height="0.992cm" svg:x="16.209cm" svg:y="7.934cm">
          <draw:text-box>
            <text:p text:style-name="P6"><text:span text:style-name="T13">s</text:span></text:p>
          </draw:text-box>
        </draw:frame>
        <draw:frame draw:style-name="gr25" draw:text-style-name="P15" draw:layer="layout" svg:width="0.634cm" svg:height="1.65cm" svg:x="16.626cm" svg:y="7.073cm">
          <draw:text-box>
            <text:p text:style-name="P6"><text:span text:style-name="T10">)</text:span></text:p>
          </draw:text-box>
        </draw:frame>
        <draw:frame draw:style-name="gr19" draw:text-style-name="P13" draw:layer="layout" svg:width="1.65cm" svg:height="1.65cm" svg:x="20.828cm" svg:y="13.787cm">
          <draw:text-box>
            <text:p text:style-name="P6"><text:span text:style-name="T10">(</text:span></text:p>
          </draw:text-box>
        </draw:frame>
        <draw:frame draw:style-name="gr23" draw:text-style-name="P18" draw:layer="layout" svg:width="1.65cm" svg:height="1.652cm" svg:x="21.409cm" svg:y="13.703cm">
          <draw:text-box>
            <text:p text:style-name="P6"><text:span text:style-name="T14">s</text:span></text:p>
          </draw:text-box>
        </draw:frame>
        <draw:frame draw:style-name="gr19" draw:text-style-name="P15" draw:layer="layout" svg:width="1.65cm" svg:height="1.65cm" svg:x="22.164cm" svg:y="13.787cm">
          <draw:text-box>
            <text:p text:style-name="P6"><text:span text:style-name="T10">)</text:span></text:p>
          </draw:text-box>
        </draw:frame>
        <draw:frame draw:style-name="gr19" draw:text-style-name="P13" draw:layer="layout" svg:width="1.65cm" svg:height="1.65cm" svg:x="16.728cm" svg:y="17.087cm">
          <draw:text-box>
            <text:p text:style-name="P6"><text:span text:style-name="T10">(</text:span></text:p>
          </draw:text-box>
        </draw:frame>
        <draw:frame draw:style-name="gr23" draw:text-style-name="P18" draw:layer="layout" svg:width="1.65cm" svg:height="1.652cm" svg:x="17.409cm" svg:y="17.003cm">
          <draw:text-box>
            <text:p text:style-name="P6"><text:span text:style-name="T14">s</text:span></text:p>
          </draw:text-box>
        </draw:frame>
        <draw:frame draw:style-name="gr19" draw:text-style-name="P15" draw:layer="layout" svg:width="1.65cm" svg:height="1.65cm" svg:x="18.156cm" svg:y="17.064cm">
          <draw:text-box>
            <text:p text:style-name="P6"><text:span text:style-name="T10">)</text:span></text:p>
          </draw:text-box>
        </draw:frame>
        <draw:line draw:style-name="gr26" draw:text-style-name="P9" draw:layer="layout" svg:x1="23.102cm" svg:y1="14.473cm" svg:x2="23.102cm" svg:y2="14.473cm">
          <text:p/>
        </draw:line>
        <draw:line draw:style-name="gr26" draw:text-style-name="P9" draw:layer="layout" svg:x1="23.103cm" svg:y1="14.473cm" svg:x2="23.103cm" svg:y2="14.473cm">
          <text:p/>
        </draw:line>
        <draw:line draw:style-name="gr14" draw:text-style-name="P9" draw:layer="layout" svg:x1="23.111cm" svg:y1="14.407cm" svg:x2="25.143cm" svg:y2="14.407cm">
          <text:p/>
        </draw:line>
        <draw:line draw:style-name="gr14" draw:text-style-name="P9" draw:layer="layout" svg:x1="19.203cm" svg:y1="17.673cm" svg:x2="25.045cm" svg:y2="17.673cm">
          <text:p/>
        </draw:line>
        <draw:frame draw:style-name="gr27" draw:text-style-name="P15" draw:layer="layout" svg:width="0.565cm" svg:height="1.65cm" svg:x="22.703cm" svg:y="10.346cm">
          <draw:text-box>
            <text:p text:style-name="P6"><text:span text:style-name="T10">(</text:span></text:p>
          </draw:text-box>
        </draw:frame>
        <draw:frame draw:style-name="gr20" draw:text-style-name="P14" draw:layer="layout" svg:width="0.997cm" svg:height="1.694cm" svg:x="23.385cm" svg:y="10.303cm">
          <draw:text-box>
            <text:p text:style-name="P6"><text:span text:style-name="T11">s</text:span></text:p>
          </draw:text-box>
        </draw:frame>
        <draw:frame draw:style-name="gr28" draw:text-style-name="P15" draw:layer="layout" svg:width="0.646cm" svg:height="1.65cm" svg:x="24.164cm" svg:y="10.346cm">
          <draw:text-box>
            <text:p text:style-name="P6"><text:span text:style-name="T10">)</text:span></text:p>
          </draw:text-box>
        </draw:frame>
        <draw:frame draw:style-name="gr28" draw:text-style-name="P15" draw:layer="layout" svg:width="0.646cm" svg:height="1.65cm" svg:x="24.464cm" svg:y="3.705cm">
          <draw:text-box>
            <text:p text:style-name="P6"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NimbusRoman1" svg:font-family="NimbusRoman" style:font-pitch="variable"/>
    <style:font-face style:name="OpenSymbol1" svg:font-family="OpenSymbol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7T12:09:17.018385436</dc:date>
    <meta:editing-duration>PT4M11S</meta:editing-duration>
    <meta:editing-cycles>2</meta:editing-cycles>
    <meta:generator>LibreOffice/6.4.7.2$Linux_X86_64 LibreOffice_project/40$Build-2</meta:generator>
    <meta:document-statistic meta:object-count="205"/>
  </office:meta>
</office:document-meta>
</file>